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2E00000006450C00554A0F97DD7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Atti" style:family="table">
      <style:table-properties style:width="17.485cm" fo:margin-left="-0.28cm" fo:margin-right="-0.205cm" table:align="margins"/>
    </style:style>
    <style:style style:name="Atti.A" style:family="table-column">
      <style:table-column-properties style:column-width="0.286cm" style:rel-column-width="1070*"/>
    </style:style>
    <style:style style:name="Atti.B" style:family="table-column">
      <style:table-column-properties style:column-width="1.907cm" style:rel-column-width="7146*"/>
    </style:style>
    <style:style style:name="Atti.C" style:family="table-column">
      <style:table-column-properties style:column-width="2.408cm" style:rel-column-width="9024*"/>
    </style:style>
    <style:style style:name="Atti.D" style:family="table-column">
      <style:table-column-properties style:column-width="2.895cm" style:rel-column-width="10848*"/>
    </style:style>
    <style:style style:name="Atti.E" style:family="table-column">
      <style:table-column-properties style:column-width="4.911cm" style:rel-column-width="18405*"/>
    </style:style>
    <style:style style:name="Atti.F" style:family="table-column">
      <style:table-column-properties style:column-width="2.487cm" style:rel-column-width="9321*"/>
    </style:style>
    <style:style style:name="Atti.G" style:family="table-column">
      <style:table-column-properties style:column-width="2.593cm" style:rel-column-width="9721*"/>
    </style:style>
    <style:style style:name="Atti.1" style:family="table-row">
      <style:table-row-properties fo:keep-together="always"/>
    </style:style>
    <style:style style:name="Atti.A1" style:family="table-cell">
      <style:table-cell-properties fo:padding="0cm" fo:border="none"/>
    </style:style>
    <style:style style:name="Atti.B1" style:family="table-cell">
      <style:table-cell-properties fo:padding="0.097cm" fo:border-left="none" fo:border-right="none" fo:border-top="none" fo:border-bottom="0.05pt solid #000000"/>
    </style:style>
    <style:style style:name="Atti.A5" style:family="table-cell">
      <style:table-cell-properties fo:padding="0.097cm" fo:border-left="none" fo:border-right="none" fo:border-top="0.05pt solid #000000" fo:border-bottom="none"/>
    </style:style>
    <style:style style:name="P1" style:family="paragraph" style:parent-style-name="Table_20_Contents">
      <style:text-properties style:font-name="Arial" fo:font-size="11pt" style:font-size-asian="11pt" style:font-size-complex="11pt"/>
    </style:style>
    <style:style style:name="P2" style:family="paragraph" style:parent-style-name="Table_20_Contents">
      <style:text-properties style:font-name="Arial" fo:font-size="9pt" fo:font-weight="bold" style:font-size-asian="9pt" style:font-weight-asian="bold" style:font-size-complex="9pt" style:font-weight-complex="bold"/>
    </style:style>
    <style:style style:name="P3" style:family="paragraph" style:parent-style-name="Standard">
      <style:text-properties style:font-name="Arial"/>
    </style:style>
    <style:style style:name="P4" style:family="paragraph" style:parent-style-name="Standard">
      <style:text-properties style:font-name="Arial" fo:font-size="6pt" style:font-size-asian="6pt" style:font-size-complex="6pt"/>
    </style:style>
    <style:style style:name="P5" style:family="paragraph" style:parent-style-name="Standard">
      <style:text-properties style:font-name="Arial" fo:font-size="11pt" style:font-size-asian="11pt" style:font-size-complex="11pt"/>
    </style:style>
    <style:style style:name="P6" style:family="paragraph" style:parent-style-name="Standard">
      <style:paragraph-properties fo:text-align="start" style:justify-single-word="false"/>
      <style:text-properties style:font-name="Arial" fo:font-size="11pt" style:font-size-asian="11pt" style:font-size-complex="11pt"/>
    </style:style>
    <style:style style:name="P7" style:family="paragraph" style:parent-style-name="Standard">
      <style:paragraph-properties fo:text-align="center" style:justify-single-word="false"/>
      <style:text-properties style:font-name="Arial" fo:font-size="13pt" fo:font-weight="bold" style:font-size-asian="13pt" style:font-weight-asian="bold" style:font-size-complex="13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9" style:family="paragraph" style:parent-style-name="Standard" style:master-page-name="Standard">
      <style:paragraph-properties style:page-number="auto"/>
    </style:style>
    <style:style style:name="P10" style:family="paragraph" style:parent-style-name="Standard">
      <style:text-properties style:font-name="Arial" fo:font-size="6pt" style:font-size-asian="6pt" style:font-size-complex="6pt"/>
    </style:style>
    <style:style style:name="P11" style:family="paragraph" style:parent-style-name="Standard">
      <style:text-properties style:font-name="Arial" fo:font-size="8pt" style:font-size-asian="8pt" style:font-size-complex="8pt"/>
    </style:style>
    <style:style style:name="P12" style:family="paragraph" style:parent-style-name="Standard">
      <style:text-properties style:font-name="Arial" fo:font-size="8pt" fo:font-weight="bold" style:font-size-asian="8pt" style:font-weight-asian="bold" style:font-size-complex="8pt" style:font-weight-complex="bold"/>
    </style:style>
    <style:style style:name="P13" style:family="paragraph" style:parent-style-name="Table_20_Contents">
      <style:text-properties style:font-name="Arial" fo:font-size="8pt" style:font-size-asian="8pt" style:font-size-complex="8pt"/>
    </style:style>
    <style:style style:name="P14" style:family="paragraph" style:parent-style-name="Preformatted_20_Text">
      <style:text-properties style:font-name="Arial" fo:font-size="8pt" style:font-size-asian="8pt" style:font-size-complex="8pt"/>
    </style:style>
    <style:style style:name="T1" style:family="text">
      <style:text-properties fo:color="#0000c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ext:p text:style-name="P7">AMMINISTRAZIONE</text:p>
      <text:p text:style-name="Standard">[#list documentRoot.registro_giornaliero as rg]</text:p>
      <text:p text:style-name="P6">Codice Amministrazione ${rg.CODICE_AMMINISTRAZIONE} – Area organizzativa omogenea ${rg.AOO}</text:p>
      <text:p text:style-name="Standard"/>
      <text:p text:style-name="P8">${rg.OGGETTO_REGISTRO}</text:p>
      <text:p text:style-name="Standard">[/#list]</text:p>
      <table:table table:name="Atti" table:style-name="Atti">
        <table:table-column table:style-name="Atti.A"/>
        <table:table-column table:style-name="Atti.B"/>
        <table:table-column table:style-name="Atti.C"/>
        <table:table-column table:style-name="Atti.D"/>
        <table:table-column table:style-name="Atti.E"/>
        <table:table-column table:style-name="Atti.F"/>
        <table:table-column table:style-name="Atti.G"/>
        <table:table-row table:style-name="Atti.1">
          <table:table-cell table:style-name="Atti.A1" office:value-type="string">
            <text:p text:style-name="P1"/>
          </table:table-cell>
          <table:table-cell table:style-name="Atti.B1" office:value-type="string">
            <text:p text:style-name="P2">Numero</text:p>
          </table:table-cell>
          <table:table-cell table:style-name="Atti.B1" office:value-type="string">
            <text:p text:style-name="P2">Origine</text:p>
          </table:table-cell>
          <table:table-cell table:style-name="Atti.B1" office:value-type="string">
            <text:p text:style-name="P2">Oggetto</text:p>
          </table:table-cell>
          <table:table-cell table:style-name="Atti.B1" office:value-type="string">
            <text:p text:style-name="P2">Corrispondente/i</text:p>
          </table:table-cell>
          <table:table-cell table:style-name="Atti.B1" office:value-type="string">
            <text:p text:style-name="P2">Rif.Esterno</text:p>
          </table:table-cell>
          <table:table-cell table:style-name="Atti.B1" office:value-type="string">
            <text:p text:style-name="P2">Rif. Altra Reg.</text:p>
          </table:table-cell>
        </table:table-row>
        <table:table-row table:style-name="Atti.1">
          <table:table-cell table:style-name="Atti.A1" table:number-columns-spanned="7" office:value-type="string">
            <text:p text:style-name="P4">[#list documentRoot.protocolli as p]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Atti.1">
          <table:table-cell table:style-name="Atti.A1" office:value-type="string">
            <text:p text:style-name="P11"/>
          </table:table-cell>
          <table:table-cell table:style-name="Atti.A1" office:value-type="string">
            <text:p text:style-name="P12">${p.NUMERO}</text:p>
          </table:table-cell>
          <table:table-cell table:style-name="Atti.A1" office:value-type="string">
            <text:p text:style-name="P13">${p.ORIGINE}</text:p>
          </table:table-cell>
          <table:table-cell table:style-name="Atti.A1" office:value-type="string">
            <text:p text:style-name="P13">${p.OGGETTO}</text:p>
          </table:table-cell>
          <table:table-cell table:style-name="Atti.A1" office:value-type="string">
            <text:p text:style-name="P13">${p.CORRISPONDENTI}</text:p>
          </table:table-cell>
          <table:table-cell table:style-name="Atti.A1" office:value-type="string">
            <text:p text:style-name="P13">${p.RIFERIM_ESTERNO}</text:p>
          </table:table-cell>
          <table:table-cell table:style-name="Atti.A1" office:value-type="string">
            <text:p text:style-name="P11">${p.RIFERIM_ALTRA_REGISTRAZIONE}</text:p>
          </table:table-cell>
        </table:table-row>
        <table:table-row table:style-name="Atti.1">
          <table:table-cell table:style-name="Atti.A1" office:value-type="string">
            <text:p text:style-name="P11"/>
          </table:table-cell>
          <table:table-cell table:style-name="Atti.A1" table:number-columns-spanned="6" office:value-type="string">
            <text:p text:style-name="P14">${p.FILE_HASH}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Atti.1">
          <table:table-cell table:style-name="Atti.A5" table:number-columns-spanned="7" office:value-type="string">
            <text:p text:style-name="P4">[/#list]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5"/>
      <text:p text:style-name="P5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Immagine1" text:anchor-type="paragraph" svg:x="-0.083cm" svg:y="-1.743cm" svg:width="17.168cm" svg:height="2.531cm" draw:z-index="0"><draw:image xlink:href="Pictures/10000201000002E00000006450C00554A0F97DD7.png" xlink:type="simple" xlink:show="embed" xlink:actuate="onLoad" loext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7T08:55:08.067000000</meta:creation-date>
    <dc:date>2019-11-19T11:21:15.545000000</dc:date>
    <meta:editing-duration>PT7H23M7S</meta:editing-duration>
    <meta:editing-cycles>44</meta:editing-cycles>
    <meta:generator>LibreOffice/5.4.6.2$Windows_X86_64 LibreOffice_project/4014ce260a04f1026ba855d3b8d91541c224eab8</meta:generator>
    <meta:document-statistic meta:table-count="1" meta:image-count="1" meta:object-count="0" meta:page-count="1" meta:paragraph-count="20" meta:word-count="34" meta:character-count="409" meta:non-whitespace-character-count="394"/>
  </office:meta>
</office:document-meta>
</file>